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Tag.get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Tag.resolveF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belTag.autogenerate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Tag.setFor( String f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Tag.writeTagContent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